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97cm" svg:stroke-color="#000000" draw:stroke-linejoin="miter" draw:fill="none" fo:padding-top="0.323cm" fo:padding-bottom="0.323cm" fo:padding-left="0.448cm" fo:padding-right="0.448cm"/>
    </style:style>
    <style:style style:name="gr2" style:family="graphic" style:parent-style-name="standard">
      <style:graphic-properties draw:stroke="solid" svg:stroke-width="0.47cm" svg:stroke-color="#000000" draw:stroke-linejoin="miter" draw:fill="none" fo:padding-top="0.36cm" fo:padding-bottom="0.36cm" fo:padding-left="0.485cm" fo:padding-right="0.485cm"/>
    </style:style>
    <style:style style:name="P1" style:family="paragraph">
      <loext:graphic-properties draw:fill="none"/>
    </style:style>
  </office:automatic-styles>
  <office:body>
    <office:drawing>
      <draw:page draw:name="Clock" draw:style-name="dp1" draw:master-page-name="Default">
        <draw:path draw:style-name="gr1" draw:text-style-name="P1" draw:layer="layout" svg:width="22.284cm" svg:height="22.284cm" svg:x="1.983cm" svg:y="7.421cm" svg:viewBox="0 0 22285 22285" svg:d="M22285 11142c0 2052-468 3795-1493 5571-1026 1777-2302 3053-4079 4079-1776 1025-3519 1493-5571 1493-2051 0-3794-468-5571-1493-1776-1026-3053-2302-4078-4079-1026-1776-1493-3519-1493-5571 0-2051 467-3794 1493-5571 1025-1776 2302-3053 4078-4078 1777-1026 3520-1493 5571-1493 2052 0 3795 467 5571 1493 1777 1025 3053 2302 4079 4078 1025 1777 1493 3520 1493 5571z">
          <text:p/>
        </draw:path>
        <draw:polyline draw:style-name="gr1" draw:text-style-name="P1" draw:layer="layout" svg:width="5.911cm" svg:height="11.092cm" svg:x="13.146cm" svg:y="7.471cm" svg:viewBox="0 0 5912 11093" draw:points="0,0 0,11093 5912,5181">
          <text:p/>
        </draw:polyline>
      </draw:page>
      <draw:page draw:name="Clover" draw:style-name="dp1" draw:master-page-name="Default">
        <draw:path draw:style-name="gr2" draw:text-style-name="P1" draw:layer="layout" svg:width="19.554cm" svg:height="31.024cm" svg:x="3.355cm" svg:y="3.052cm" svg:viewBox="0 0 19555 31025" svg:d="M9998 31025c2742-7805 0-8515 0-21270 0 0 6886 9184 9266 3376 2248-5485-9266-3376-9266-3376 0 0 6888-9862 0-9754-4303 67-4341 3676 0 9754 0 0-12694-1683-9475 4314 2452 4567 9475-4314 9475-4314">
          <text:p/>
        </draw:path>
      </draw:page>
      <draw:page draw:name="fan" draw:style-name="dp1" draw:master-page-name="Default">
        <draw:path draw:style-name="gr1" draw:text-style-name="P1" draw:layer="layout" svg:width="21.975cm" svg:height="18.548cm" svg:x="2.137cm" svg:y="9.29cm" svg:viewBox="0 0 21976 18549" svg:d="M10989 0c-5431 6-8936 3416-10989 8484l10989 3845 10987-3845c-1174-5243-5521-8479-10987-8484zM10989 12329l-5235 3281c1202 1968 2635 2928 5235 2933 2752 101 4307-1033 5207-2933z">
          <text:p/>
        </draw:path>
      </draw:page>
      <draw:page draw:name="heart" draw:style-name="dp1" draw:master-page-name="Default">
        <draw:path draw:style-name="gr1" draw:text-style-name="P1" draw:layer="layout" svg:width="21.114cm" svg:height="21.174cm" svg:x="2.569cm" svg:y="7.977cm" svg:viewBox="0 0 21115 21175" svg:d="M5245 0c-2897 0-5245 2348-5245 5245 1 1954 1121 5282 3421 7856l7060 8074 6720-7963c2180-2302 3912-6004 3914-7967 0-2897-2348-5245-5245-5245s-5355 4478-5355 4478c0 0-2373-4478-5270-4478z">
          <text:p/>
        </draw:path>
      </draw:page>
      <draw:page draw:name="nautilus" draw:style-name="dp1" draw:master-page-name="Default">
        <draw:path draw:style-name="gr1" draw:text-style-name="P1" draw:layer="layout" svg:width="22.742cm" svg:height="18.453cm" svg:x="2.127cm" svg:y="8.248cm" svg:viewBox="0 0 22743 18454" svg:d="M22651 13768c364-2918-366-5959-2014-8394s-4201-4243-7045-4990c-3046-800-6435-352-9072 1370-1318 861-2440 2025-3231 3387-790 1362-1244 2921-1286 4495s333 3160 1095 4538c762 1377 1913 2541 3295 3297 1381 756 2989 1099 4556 948 1567-152 3086-800 4264-1846 1338-1188 2221-2908 2294-4696 36-895-126-1798-486-2618-359-819-916-1554-1619-2108-831-657-1869-1058-2928-1096s-2133 292-2968 945c-835 652-1418 1627-1567 2676s147 2161 823 2976c263 318 582 591 945 786s772 309 1184 312 827-107 1173-331c345-225 618-564 746-956 162-501 73-1077-233-1506-306-428-822-699-1348-708">
          <text:p/>
        </draw:path>
        <draw:line draw:style-name="gr1" draw:text-style-name="P1" draw:layer="layout" svg:x1="17.643cm" svg:y1="20.693cm" svg:x2="24.775cm" svg:y2="22.005cm">
          <text:p/>
        </draw:line>
      </draw:page>
      <draw:page draw:name="page6" draw:style-name="dp1" draw:master-page-name="Default">
        <draw:path draw:style-name="gr1" draw:text-style-name="P1" draw:layer="layout" svg:width="21.114cm" svg:height="21.174cm" svg:x="2.569cm" svg:y="7.977cm" svg:viewBox="0 0 21115 21175" svg:d="M5245 0c-2897 0-5245 2348-5245 5245 1 1954 1121 5282 3421 7856l7060 8074 6720-7963c2180-2302 3912-6004 3914-7967 0-2897-2348-5245-5245-5245s-5355 4478-5355 4478c0 0-2373-4478-5270-4478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21T22:28:55.915000000</dc:date>
    <meta:editing-duration>PT4M54S</meta:editing-duration>
    <meta:editing-cycles>1</meta:editing-cycles>
    <meta:document-statistic meta:object-count="8"/>
    <meta:generator>LibreOffice/5.2.4.2$Windows_X86_64 LibreOffice_project/3d5603e1122f0f102b62521720ab13a38a4e0eb0</meta:generator>
  </office:meta>
</office:document-meta>
</file>